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6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dash" draw:stroke-dash="Fine_20_Dashed" svg:stroke-width="0.152cm" svg:stroke-color="#3333ff" draw:marker-start-width="0.66cm" draw:marker-end-width="0.66cm" draw:textarea-vertical-align="middle" fo:padding-top="0.201cm" fo:padding-bottom="0.201cm" fo:padding-left="0.326cm" fo:padding-right="0.326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3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4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2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2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2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2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8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8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8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9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8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8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10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8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10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8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7:12.492210576</dc:date>
    <dc:creator>elucterio </dc:creator>
    <meta:editing-duration>PT1H48M11S</meta:editing-duration>
    <meta:editing-cycles>11</meta:editing-cycles>
    <meta:generator>LibreOffice/4.2.8.2$Linux_X86_64 LibreOffice_project/420m0$Build-2</meta:generator>
    <meta:document-statistic meta:object-count="38"/>
  </office:meta>
</office:document-meta>
</file>